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T1" style:family="text">
      <style:text-properties officeooo:rsid="000c37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jemplo de: <text:a xlink:type="simple" xlink:href="https://www.gnu.org/software/gsl/doc/html/rng.html#examples" text:style-name="Internet_20_link" text:visited-style-name="Visited_20_Internet_20_Link">https://www.gnu.org/software/gsl/doc/html/rng.html#examples</text:a></text:p>
      <text:p text:style-name="Standard"/>
      <text:p text:style-name="Standard">Genera números aleatorios uniformemente en el rango <text:span text:style-name="T1">[0,1)</text:span></text:p>
      <text:p text:style-name="Standard">La salida del programa es:</text:p>
      <text:p text:style-name="Standard"/>
      <text:p text:style-name="Standard"><text:tab/><text:tab/>0.99974</text:p>
      <text:p text:style-name="Standard"><text:tab/><text:tab/>0.16291</text:p>
      <text:p text:style-name="Standard"><text:tab/><text:tab/>0.28262</text:p>
      <text:p text:style-name="Standard"><text:tab/><text:tab/>0.94720</text:p>
      <text:p text:style-name="Standard"><text:tab/><text:tab/>0.23166</text:p>
      <text:p text:style-name="Standard"><text:tab/><text:tab/>0.48497</text:p>
      <text:p text:style-name="Standard"><text:tab/><text:tab/>0.95748</text:p>
      <text:p text:style-name="Standard"><text:tab/><text:tab/>0.74431</text:p>
      <text:p text:style-name="Standard"><text:tab/><text:tab/>0.54004</text:p>
      <text:p text:style-name="Standard"><text:tab/><text:tab/>0.7399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6T17:05:31.644544245</dc:date>
    <meta:editing-duration>PT2M2S</meta:editing-duration>
    <meta:editing-cycles>5</meta:editing-cycles>
    <meta:generator>LibreOffice/7.2.7.2$Linux_X86_64 LibreOffice_project/20$Build-2</meta:generator>
    <meta:document-statistic meta:table-count="0" meta:image-count="0" meta:object-count="0" meta:page-count="1" meta:paragraph-count="13" meta:word-count="26" meta:character-count="244" meta:non-whitespace-character-count="211"/>
  </office:meta>
</office:document-meta>
</file>